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226F4D627DFA4F4D255.png" manifest:media-type="image/png"/>
  <manifest:file-entry manifest:full-path="Pictures/1000020100000347000002338EDC577349CAA2D3.png" manifest:media-type="image/png"/>
  <manifest:file-entry manifest:full-path="Pictures/100002010000034600000230EF48389BD8723A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measurelines" svg:width="27.7cm" svg:height="18.587cm" svg:x="1cm" svg:y="1.22cm">
          <draw:image xlink:href="Pictures/1000020100000347000002338EDC577349CAA2D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measurelines" svg:width="27.714cm" svg:height="18.52cm" svg:x="0.976cm" svg:y="1.243cm">
          <draw:image xlink:href="Pictures/100002010000034600000230EF48389BD8723AD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measurelines" svg:width="27.7cm" svg:height="18.267cm" svg:x="1cm" svg:y="1.381cm">
          <draw:image xlink:href="Pictures/100002010000034200000226F4D627DFA4F4D2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9:57:15.241679444</meta:creation-date>
    <dc:date>2021-03-17T10:06:25.217066905</dc:date>
    <meta:editing-duration>PT9M10S</meta:editing-duration>
    <meta:editing-cycles>2</meta:editing-cycles>
    <meta:generator>LibreOffice/6.0.7.3$Linux_X86_64 LibreOffice_project/00m0$Build-3</meta:generator>
    <meta:document-statistic meta:object-count="3"/>
  </office:meta>
</office:document-meta>
</file>